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erif1" svg:font-family="FreeSerif" style:font-family-generic="roman" style:font-pitch="variable"/>
    <style:font-face style:name="FreeSerif" svg:font-family="FreeSerif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16pt" officeooo:rsid="001323b2" officeooo:paragraph-rsid="001323b2" style:font-size-asian="14pt" style:font-size-complex="16pt"/>
    </style:style>
    <style:style style:name="P2" style:family="paragraph" style:parent-style-name="Text_20_body">
      <style:paragraph-properties fo:text-align="start" style:justify-single-word="false"/>
      <style:text-properties officeooo:paragraph-rsid="00148cfc"/>
    </style:style>
    <style:style style:name="P3" style:family="paragraph" style:parent-style-name="Text_20_body">
      <style:text-properties officeooo:rsid="00162dbd" officeooo:paragraph-rsid="00162dbd"/>
    </style:style>
    <style:style style:name="P4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officeooo:rsid="001323b2" officeooo:paragraph-rsid="001323b2"/>
    </style:style>
    <style:style style:name="P5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/>
    </style:style>
    <style:style style:name="P6" style:family="paragraph" style:parent-style-name="Title">
      <style:text-properties officeooo:rsid="001323b2" officeooo:paragraph-rsid="001323b2"/>
    </style:style>
    <style:style style:name="P7" style:family="paragraph" style:parent-style-name="Subtitle">
      <style:text-properties officeooo:rsid="001323b2" officeooo:paragraph-rsid="001323b2"/>
    </style:style>
    <style:style style:name="P8" style:family="paragraph" style:parent-style-name="Subtitle">
      <style:text-properties fo:font-size="16pt" officeooo:rsid="001323b2" officeooo:paragraph-rsid="001323b2" style:font-size-asian="14pt" style:font-size-complex="16pt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fo:font-variant="normal" fo:text-transform="none" fo:color="#000000" style:text-line-through-style="none" style:text-line-through-type="none" style:font-name="FreeSerif1" fo:font-size="12pt" fo:font-style="normal" style:text-underline-style="none" fo:font-weight="normal" officeooo:rsid="00162dbd" officeooo:paragraph-rsid="00162dbd" style:text-blinking="false" fo:background-color="transparent" style:font-size-asian="12pt" style:font-size-complex="12pt"/>
    </style:style>
    <style:style style:name="P11" style:family="paragraph" style:parent-style-name="Text_20_body">
      <style:text-properties fo:font-variant="normal" fo:text-transform="none" fo:color="#000000" style:text-line-through-style="none" style:text-line-through-type="none" style:font-name="FreeSerif1" fo:font-size="12pt" fo:font-style="normal" style:text-underline-style="none" fo:font-weight="normal" officeooo:rsid="001323b2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text-align="start" style:justify-single-word="false"/>
      <style:text-properties officeooo:rsid="00162dbd" officeooo:paragraph-rsid="00162dbd"/>
    </style:style>
    <style:style style:name="P13" style:family="paragraph" style:parent-style-name="Text_20_body">
      <style:paragraph-properties fo:text-align="start" style:justify-single-word="false"/>
      <style:text-properties officeooo:rsid="00179fb3" officeooo:paragraph-rsid="00194821"/>
    </style:style>
    <style:style style:name="P14" style:family="paragraph" style:parent-style-name="Heading_20_1">
      <style:paragraph-properties fo:text-align="start" style:justify-single-word="false"/>
      <style:text-properties officeooo:rsid="00148cfc" officeooo:paragraph-rsid="00148cfc"/>
    </style:style>
    <style:style style:name="P15" style:family="paragraph" style:parent-style-name="Heading_20_1">
      <style:paragraph-properties fo:text-align="start" style:justify-single-word="false" fo:break-before="page"/>
      <style:text-properties fo:font-size="22pt" style:font-size-asian="22pt" style:font-size-complex="22pt"/>
    </style:style>
    <style:style style:name="T1" style:family="text">
      <style:text-properties officeooo:rsid="001323b2"/>
    </style:style>
    <style:style style:name="T2" style:family="text">
      <style:text-properties fo:font-variant="normal" fo:text-transform="none" fo:color="#000000" style:text-line-through-style="none" style:text-line-through-type="none" style:font-name="FreeSerif1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font-name="FreeSerif1" fo:font-size="12pt" fo:font-style="normal" style:text-underline-style="none" fo:font-weight="normal" officeooo:rsid="001323b2" style:text-blinking="false" fo:background-color="transparent" loext:char-shading-value="0" style:font-size-asian="12pt" style:font-size-complex="12pt"/>
    </style:style>
    <style:style style:name="T4" style:family="text">
      <style:text-properties fo:font-variant="normal" fo:text-transform="none" fo:color="#1155cc" style:text-line-through-style="none" style:text-line-through-type="none" style:font-name="FreeSerif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5" style:family="text">
      <style:text-properties style:font-name="FreeSerif1" fo:font-size="12pt" officeooo:rsid="001323b2" style:font-size-asian="12pt" style:font-size-complex="12pt"/>
    </style:style>
    <style:style style:name="T6" style:family="text">
      <style:text-properties officeooo:rsid="00179fb3"/>
    </style:style>
    <style:style style:name="T7" style:family="text">
      <style:text-properties officeooo:rsid="0019482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ab/><text:tab/><text:span text:style-name="T1">Auffray Baptiste</text:span></text:p>
      <text:p text:style-name="P4">Boutin Loïc</text:p>
      <text:p text:style-name="P4">Dromigny--Chevreuil Ivan</text:p>
      <text:p text:style-name="P6"/>
      <text:p text:style-name="P6">Rapport de projet</text:p>
      <text:p text:style-name="P7">Web des données / Web sémantique</text:p>
      <text:p text:style-name="P8">2017-2018</text:p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9"><text:a xlink:type="simple" xlink:href="#__RefHeading___Toc222_37492968" text:style-name="Index_20_Link" text:visited-style-name="Index_20_Link">I-Introduction<text:tab/>2</text:a></text:p>
          <text:p text:style-name="P9"><text:a xlink:type="simple" xlink:href="#__RefHeading___Toc224_37492968" text:style-name="Index_20_Link" text:visited-style-name="Index_20_Link">II-Transformation des données<text:tab/>2</text:a></text:p>
          <text:p text:style-name="P9"><text:a xlink:type="simple" xlink:href="#__RefHeading___Toc226_37492968" text:style-name="Index_20_Link" text:visited-style-name="Index_20_Link">III-Liaison des données<text:tab/>2</text:a></text:p>
          <text:p text:style-name="P9"><text:a xlink:type="simple" xlink:href="#__RefHeading___Toc228_37492968" text:style-name="Index_20_Link" text:visited-style-name="Index_20_Link">IV-Création d’inférences<text:tab/>2</text:a></text:p>
        </text:index-body>
      </text:table-of-content>
      <text:p text:style-name="P1"/>
      <text:h text:style-name="P15" text:outline-level="1"><text:bookmark-start text:name="__RefHeading___Toc222_37492968"/>Introduction<text:bookmark-end text:name="__RefHeading___Toc222_37492968"/></text:h>
      <text:p text:style-name="Text_20_body"><text:span text:style-name="T1">Ce projet avait pour objectif de transformer les données ouvertes de l’enseignement supérieur, de la <text:s/>Recherche et de l’Innovation</text:span><text:span text:style-name="T5"> </text:span><text:bookmark text:name="docs-internal-guid-95a4041c-f440-d9be-9f07-6d3de2038aaa"/><text:span text:style-name="T2">(</text:span><text:a xlink:type="simple" xlink:href="https://data.esr.gouv.fr/FR/" text:style-name="Internet_20_link" text:visited-style-name="Visited_20_Internet_20_Link"><text:span text:style-name="T4">https://data.esr.gouv.fr/FR/</text:span></text:a><text:span text:style-name="T2">) </text:span><text:span text:style-name="T3">en données sémantiques.</text:span></text:p>
      <text:p text:style-name="P3"><text:span text:style-name="T3">E</text:span><text:span text:style-name="T2">n ce qui nous concerne nous avons choisis le dataset suivant : </text:span><text:a xlink:type="simple" xlink:href="https://data.enseignementsup-recherche.gouv.fr/explore/dataset/fr-esr-rd-moyens-entreprises-intensite/table/?sort=valeur" text:style-name="Internet_20_link" text:visited-style-name="Visited_20_Internet_20_Link">https://data.enseignementsup-recherche.gouv.fr/explore/dataset/fr-esr-rd-moyens-entreprises-intensite/table/?sort=valeur</text:a><text:span text:style-name="T2">.</text:span></text:p>
      <text:p text:style-name="P10">Celui ci concerne les moyens consacrés à la Recherche et au Développement, et ceux pour tous les départements de France et par intensité technologique.</text:p>
      <text:p text:style-name="P11"/>
      <text:h text:style-name="P14" text:outline-level="1"><text:bookmark-start text:name="__RefHeading___Toc224_37492968"/>Transformation des données<text:bookmark-end text:name="__RefHeading___Toc224_37492968"/></text:h>
      <text:p text:style-name="P12">Afin de transformer <text:span text:style-name="T6">nos données,</text:span> <text:span text:style-name="T6">nous avons utilisé le logiciel recommandé sur le sujet : Tarql</text:span></text:p>
      <text:p text:style-name="P13">Pour représenter au mieux nos données nous avons cherché un vocabulaire adapté et grâce à l’utilisation du site "lov.<text:span text:style-name="T7">okfn.org</text:span>" nous avons découvert "frapo". Frapo est une ontologie permettant de représenter différents types de budgets, donations et autres dons pécuniair<text:span text:style-name="T7">es. </text:span></text:p>
      <text:p text:style-name="P13">Nous <text:span text:style-name="T7">utilisons aussi des namespaces plus classiques comme "dbo" pour représenter certaines zones géographiques, "rdf" pour définir les types de nos données ou encore "owl" pour lier nos données à certaines déjà existantes.</text:span></text:p>
      <text:p text:style-name="P13"><text:span text:style-name="T7">De même, nous avons créés un namespace "ns" pour créer nos propres types et prédicats lorsqu’ aucun autre type de prédicat ne semblait convenir.</text:span></text:p>
      <text:p text:style-name="P13"/>
      <text:h text:style-name="P14" text:outline-level="1"><text:bookmark-start text:name="__RefHeading___Toc226_37492968"/>Liaison des données<text:bookmark-end text:name="__RefHeading___Toc226_37492968"/></text:h>
      <text:p text:style-name="P2"/>
      <text:h text:style-name="P14" text:outline-level="1"><text:bookmark-start text:name="__RefHeading___Toc228_37492968"/>Création d’inférences<text:bookmark-end text:name="__RefHeading___Toc228_37492968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Serif1" svg:font-family="FreeSerif" style:font-family-generic="roman" style:font-pitch="variable"/>
    <style:font-face style:name="FreeSerif" svg:font-family="FreeSerif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erif" fo:font-family="FreeSerif" style:font-style-name="Normal" style:font-family-generic="roman" style:font-pitch="variable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fo:text-align="center" style:justify-single-word="false" style:page-number="auto" fo:keep-with-next="always"/>
      <style:text-properties style:font-name="FreeSerif" fo:font-family="FreeSerif" style:font-style-name="Normal" style:font-family-generic="roman" style:font-pitch="variable" fo:font-size="24pt" fo:font-weight="bold" fo:background-color="transparen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20%" fo:text-indent="0.499cm" style:auto-text-indent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22pt" fo:font-weight="bold" fo:background-color="transparent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20pt" fo:font-weight="bold" style:font-size-asian="115%" style:font-weight-asian="bold" style:font-size-complex="115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text:style-name="Numbering_20_Symbols" style:num-suffix="-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8:27:49.575812765</meta:creation-date>
    <dc:date>2017-11-30T14:03:42.498619566</dc:date>
    <meta:editing-duration>PT42M42S</meta:editing-duration>
    <meta:editing-cycles>4</meta:editing-cycles>
    <meta:generator>LibreOffice/5.4.2.2$Linux_X86_64 LibreOffice_project/40m0$Build-2</meta:generator>
    <meta:document-statistic meta:table-count="0" meta:image-count="0" meta:object-count="0" meta:page-count="2" meta:paragraph-count="22" meta:word-count="218" meta:character-count="1573" meta:non-whitespace-character-count="1378"/>
  </office:meta>
</office:document-meta>
</file>